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 fo:font-weight="normal" style:font-name-asian="Wingdings" style:font-weight-asian="normal" style:font-name-complex="Wingding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ronze Award</text:h>
      <text:p text:style-name="P2">Craggy Island Achievement Award in Climbing Skills</text:p>
      <text:p text:style-name="Horizontal_20_Line"/>
      <text:p text:style-name="P2">Child's Name:</text:p>
      <text:p text:style-name="P2">Age:</text:p>
      <text:p text:style-name="P2">Kids Club:</text:p>
      <text:p text:style-name="Horizontal_20_Line"/>
      <text:p text:style-name="P2">I am:<text:tab/>A trustworthy climber</text:p>
      <text:p text:style-name="P2">Aim:<text:tab/>An understanding of the basic principles of climbing and belaying</text:p>
      <text:p text:style-name="Horizontal_20_Line"/>
      <text:p text:style-name="P2">Maintain Trust Award skills</text:p>
      <text:p text:style-name="P5">Keep safe</text:p>
      <text:p text:style-name="P5">Safe harness</text:p>
      <text:p text:style-name="P5">Good knots</text:p>
      <text:p text:style-name="P6">Leave this till last</text:p>
      <text:p text:style-name="P11"/>
      <text:p text:style-name="P2">Good Behaviour Log: <text:span text:style-name="T4"></text:span></text:p>
      <text:p text:style-name="P6">Six boxes for instructors' initials</text:p>
      <text:p text:style-name="P11"/>
      <text:p text:style-name="P2">Learn to belay using an ATC XP: <text:span text:style-name="T4"></text:span></text:p>
      <text:p text:style-name="P5">ATC = Air Traffic Control, eXtra Protection (teeth)</text:p>
      <text:p text:style-name="P5">Belaying: V, Knee, 1, 2, 3</text:p>
      <text:p text:style-name="P12"/>
      <text:p text:style-name="P2">Holding a falling climber</text:p>
      <text:p text:style-name="P5">“Learn ATC” must be signed off first</text:p>
      <text:p text:style-name="P6">Get the climber to fall off a <text:span text:style-name="T3">lot</text:span> of times</text:p>
      <text:p text:style-name="P11"/>
      <text:p text:style-name="P2">Check your partner every time before you climb</text:p>
      <text:p text:style-name="P5">Harness:</text:p>
      <text:p text:style-name="P9">Before the first climb</text:p>
      <text:p text:style-name="P9">After bouldering / toilet</text:p>
      <text:p text:style-name="P5">Belay device</text:p>
      <text:p text:style-name="P6">Karabiner</text:p>
      <text:p text:style-name="P5">Knot</text:p>
      <text:p text:style-name="P6">Instructor belay - make deliberate mistakes</text:p>
      <text:p text:style-name="P2"/>
      <text:p text:style-name="P2">Communicate clearly with your climbing partner</text:p>
      <text:p text:style-name="P6">See: Climbing Calls</text:p>
      <text:p text:style-name="P2"/>
      <text:p text:style-name="P2">Tie in using Perfect Knots: <text:span text:style-name="T4"></text:span></text:p>
      <text:p text:style-name="P5">Figure-8</text:p>
      <text:p text:style-name="P5">1 metre of slack</text:p>
      <text:p text:style-name="P5">Neat figure of 8 (small loop at harness)</text:p>
      <text:p text:style-name="P5">Double stopper knot (against figure of 8)</text:p>
      <text:p text:style-name="P5">Short tail (5-10cm)</text:p>
      <text:p text:style-name="P5">Correct part of harness:</text:p>
      <text:p text:style-name="P9">DMM</text:p>
      <text:p text:style-name="P9">Black Diamond</text:p>
      <text:p text:style-name="P9">Petzl full-body</text:p>
      <text:p text:style-name="P2"><text:soft-page-break/></text:p>
      <text:p text:style-name="P2">Correctly use an anchor bag</text:p>
      <text:p text:style-name="P5">Daisy chain / rope tight</text:p>
      <text:p text:style-name="P5">Attach to belay loop (below belay device)</text:p>
      <text:p text:style-name="P5">Behind you</text:p>
      <text:p text:style-name="P5">Explain direction of forces</text:p>
      <text:p text:style-name="P6">Belayer can't move, so pick position before start</text:p>
      <text:p text:style-name="P11"/>
      <text:p text:style-name="P2">Learn about different styles of harnesses</text:p>
      <text:p text:style-name="P7"><text:span text:style-name="T1">Types:</text:span></text:p>
      <text:p text:style-name="P9">Bowline</text:p>
      <text:p text:style-name="P9">DMM Alpine</text:p>
      <text:p text:style-name="P9">Black Diamond (comfy harness)</text:p>
      <text:p text:style-name="P9">Petzl junior full-body</text:p>
      <text:p text:style-name="P9">Shoulder harness (for DMM)</text:p>
      <text:p text:style-name="P5">Tie in points</text:p>
      <text:p text:style-name="P5">Belay points</text:p>
      <text:p text:style-name="P5">Who are they suitable for:</text:p>
      <text:p text:style-name="P9">Thin people</text:p>
      <text:p text:style-name="P9">Fat people</text:p>
      <text:p text:style-name="P9">Small people</text:p>
      <text:p text:style-name="P9">Nervous people</text:p>
      <text:p text:style-name="P5">Tie-in point relative to centre of balance</text:p>
      <text:p text:style-name="P6">Down through loops of harness (waist first)</text:p>
      <text:p text:style-name="P11"/>
      <text:p text:style-name="P2">Learn about different belay devices</text:p>
      <text:p text:style-name="P5">“Learn ATC” must be signed off first</text:p>
      <text:p text:style-name="P5">Body belaying</text:p>
      <text:p text:style-name="P5">Italian Hitch</text:p>
      <text:p text:style-name="P5">Stich Plate</text:p>
      <text:p text:style-name="P5">Figure-8 descender</text:p>
      <text:p text:style-name="P6">Belay using a Stich Plate or Italian Hitch</text:p>
      <text:p text:style-name="P11"/>
      <text:p text:style-name="P2">Learn how to Effectively Spot a Boulderer</text:p>
      <text:p text:style-name="P5">Don't actually do any spotting</text:p>
      <text:p text:style-name="P5">Rationale</text:p>
      <text:p text:style-name="P9">What are we protecting?</text:p>
      <text:p text:style-name="P14">Head, neck, spine</text:p>
      <text:p text:style-name="P9">Why?</text:p>
      <text:p text:style-name="P9">How?</text:p>
      <text:p text:style-name="P5">Know how to effectively spot a boulderer</text:p>
      <text:p text:style-name="P9">Spotting stance</text:p>
      <text:p text:style-name="P9">Track boulderer</text:p>
      <text:p text:style-name="P9">Keep area clear</text:p>
      <text:p text:style-name="P6">Traverse spotting</text:p>
      <text:p text:style-name="P2"/>
      <text:p text:style-name="P2">Re-Assemble your harness after your instructor has dismantled it</text:p>
      <text:p text:style-name="P5">Some harnesses can't be taken apart</text:p>
      <text:p text:style-name="P5">Dismantle a DMM harness</text:p>
      <text:p text:style-name="P6">Make sure all the elastic bits get put back</text:p>
      <text:p text:style-name="P11"/>
      <text:p text:style-name="P15">Learn about Route Grading (French Sport Grading)</text:p>
      <text:p text:style-name="P5">Measure of technical difficulty</text:p>
      <text:p text:style-name="P5">Difficulty of hardest move</text:p>
      <text:p text:style-name="P6">What do we want them to know?</text:p>
      <text:p text:style-name="P11"/>
      <text:p text:style-name="P2">Techniques: Learn, Understand, Demonstrate</text:p>
      <text:p text:style-name="P7">Hand - Cross-Through</text:p>
      <text:p text:style-name="P7">Hand - Matching</text:p>
      <text:p text:style-name="P7">Feet - Basic foot placement</text:p>
      <text:p text:style-name="P7">Feet - Foot Swap</text:p>
      <text:p text:style-name="P7">Feet - Silent Feet</text:p>
      <text:p text:style-name="P7">Feet - Smearing</text:p>
      <text:p text:style-name="P7">Feet - Step-Through</text:p>
      <text:p text:style-name="P7">Body - Balance</text:p>
      <text:p text:style-name="P9">Learn all techniques</text:p>
      <text:p text:style-name="P10">Test several</text:p>
      <text:p text:style-name="P2"/>
      <text:p text:style-name="P2">Complete 10 climbs (without resting on the rope)</text:p>
      <text:p text:style-name="P2">Complete 10 climbs (on a single colour, without using the rope)</text:p>
      <text:p text:style-name="P5">Slightly loose rope, no sitting</text:p>
      <text:p text:style-name="P5">10 Rainbow</text:p>
      <text:p text:style-name="P6">10 Single colour</text:p>
      <text:p text:style-name="P6">Try harder grades than on previous award</text:p>
      <text:p text:style-name="P11"/>
      <text:p text:style-name="P2">Complete 20 Boulder Problems (on a single colour)</text:p>
      <text:p text:style-name="P2"/>
      <text:p text:style-name="P2">Take part in a climbing competition</text:p>
      <text:p text:style-name="P6">Fun competition between similar ability children</text:p>
      <text:p text:style-name="P11"/>
      <text:p text:style-name="P2">Best Grade Climbed on Trust Award:</text:p>
      <text:p text:style-name="P2">Climbs:</text:p>
      <text:p text:style-name="P4"><text:span text:style-name="T3">Grade 3<text:tab/></text:span><text:span text:style-name="T4"></text:span></text:p>
      <text:p text:style-name="P4"><text:span text:style-name="T3">Grade 4<text:tab/></text:span><text:span text:style-name="T4"></text:span></text:p>
      <text:p text:style-name="P4"><text:span text:style-name="T3">Grade 5<text:tab/></text:span><text:span text:style-name="T4"></text:span></text:p>
      <text:p text:style-name="P4"><text:span text:style-name="T3">Grade 5+<text:tab/></text:span><text:span text:style-name="T4"></text:span></text:p>
      <text:p text:style-name="P7">Grade 6a</text:p>
      <text:p text:style-name="P7">...</text:p>
      <text:p text:style-name="P9">A tally of grades climbed</text:p>
      <text:p text:style-name="P8"><text:span text:style-name="T1">Log </text:span><text:span text:style-name="T2">every</text:span><text:span text:style-name="T1"> climb in the tally</text:span></text:p>
      <text:p text:style-name="P1"/>
      <text:p text:style-name="P2"/>
      <text:p text:style-name="P15">Assessment</text:p>
      <text:p text:style-name="P7">[Y/N] Can the climber complete all the above in a trustworthy manner?</text:p>
      <text:p text:style-name="P7">[Y/N] Has the climber performed all the above tasks competently?</text:p>
      <text:p text:style-name="P7">Instructors Name / Signed / Date</text:p>
      <text:p text:style-name="P3"/>
      <text:p text:style-name="P5">Belay and lower safely using an ATC</text:p>
      <text:p text:style-name="P5">Demonstrate some techniques</text:p>
      <text:p text:style-name="P5">Know about different harnesses: tie-in point, belay point</text:p>
      <text:p text:style-name="P5">DMM, Black Diamond, Petzl</text:p>
      <text:p text:style-name="P5">Understand how to spot a boulderer and when spotting is required</text:p>
      <text:p text:style-name="P5">Check their partner <text:span text:style-name="T3">every</text:span> time without prompting</text:p>
      <text:p text:style-name="P5">Communicate clearly with their partner</text:p>
      <text:p text:style-name="P5">Well-measured knots every time</text:p>
      <text:p text:style-name="P5">Demonstrate anchor bag usage</text:p>
      <text:p text:style-name="P5">Hold a falling climber</text:p>
      <text:p text:style-name="P5"/>
      <text:p text:style-name="P13">General Stuff:</text:p>
      <text:p text:style-name="P5">Rope when belaying should be slightly loose</text:p>
      <text:p text:style-name="P5">Kids may rainbow routes, but no sitting on the rope</text:p>
      <text:p text:style-name="P5">Once kids pass, they may use Adult Bouldering Wall, so make sure they're sensib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12:23:25</dc:date>
    <dc:creator>Richard Russon</dc:creator>
    <meta:generator>LibreOffice/3.3$Unix LibreOffice_project/330m19$Build-301</meta:generator>
    <meta:editing-duration>PT54M35S</meta:editing-duration>
    <meta:editing-cycles>10</meta:editing-cycles>
    <meta:document-statistic meta:table-count="0" meta:image-count="0" meta:object-count="0" meta:page-count="4" meta:paragraph-count="137" meta:word-count="644" meta:character-count="3639"/>
  </office:meta>
</office:document-meta>
</file>